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Standardnípísmoodstavce" style:family="text">
      <style:text-properties fo:font-weight="bold" style:font-weight-asian="bold"/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  <style:text-properties fo:font-style="italic" style:font-style-asian="italic"/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  <style:text-properties fo:font-style="italic" style:font-style-asian="italic"/>
    </style:style>
    <style:style style:name="P21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7/2022<text:bookmark-end text:name="Text14"/></text:p>
            <text:p text:style-name="Normální">KVOP-7222/2022<text:bookmark-end text:name="Text2"/></text:p>
            <text:p text:style-name="Normální"><text:bookmark-start text:name="Text6"/>27. 01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<text:bookmark-start text:name="Text9"/>Mgr.<text:s/><text:bookmark-end text:name="Text9"/>M. S.</text:p>
            <text:p text:style-name="Normální"/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 o poskytnutí informace podle zákona č. 106/1999 Sb., o svobodném přístupu k informacím, ve znění pozdějších předpisů</text:h>
      <text:p text:style-name="Základnítext"/>
      <text:p text:style-name="Základnítext">Vážená paní magistro,</text:p>
      <text:p text:style-name="Základnítext">dne 25. ledna 2022 byla do Kanceláře veřejného ochránce práv doručena Vaše žádost podle zákona o svobodném přístupu k informacím. Odkazujete na článek v Hospodářských novinách ze dne 27. 8. 2021, kde jste se na str. 13 dočetla o návrhu ombudsmana, kterým se obrátil na Ústavní soud proti tzv. vinklaření<text:span text:style-name="Značkapozn.podčarou"><text:note text:note-class="footnote" text:id="_ftn0"><text:note-citation>1</text:note-citation><text:note-body><text:p text:style-name="Textpozn.podčarou"><text:s/>Návrh na zrušení bodu 80 v části<text:s/>vymezené ve sloupci druhém přílohy č. 4 nařízení vlády č. 278/2008 Sb., o obsahových náplních jednotlivých živností, ve znění pozdějších předpisů.</text:p></text:note-body></text:note></text:span>.</text:p>
      <text:p text:style-name="Základnítext">Na základě toho<text:s/><text:span text:style-name="T18">žádáte o zodpovězení následujících informací:</text:span></text:p>
      <text:list text:style-name="LFO3_1" text:continue-numbering="true">
        <text:list-item>
          <text:p text:style-name="P19">Zda došlo k vývoji ve vztahu k tomuto podání,<text:s/>pokud ano, jakému.</text:p>
        </text:list-item>
        <text:list-item>
          <text:p text:style-name="P20">Zda tedy je uvažováno o změně daného ustanovení živnostenského zákona a povinnosti prokázání vzdělání rovněž u správců svěřenských fondů.</text:p>
        </text:list-item>
      </text:list>
      <text:p text:style-name="Základnítext"/>
      <text:p text:style-name="Základnítext">K Vaší žádosti<text:s/><text:span text:style-name="Silné">poskytuji následující informace</text:span>:</text:p>
      <text:p text:style-name="Základnítext">K bodu č. 1</text:p>
      <text:p text:style-name="Základnítext">Veřejný ochránce práv podal Ústavnímu<text:s/>soudu návrh na zrušení části předmětného nařízení vlády dne 18. 08. 2021. Dne 24. 08. 2021 Ústavní soud informoval ochránce o obdržení návrhu, sdělil mu spisovou značku a jméno soudce zpravodaje určeného dle § 4 rozvrhu práce Ústavního soudu (prof. JUDr. Pavel Šámal, Ph.D.).</text:p>
      <text:p text:style-name="Základnítext">Dne 19. 10. 2021 informoval Ústavní soud ochránce o vyjádření vlády k podanému návrhu. Ochránce využil možnosti a k vyjádření vlády zaslal dne 1. listopadu 2021 Ústavnímu soudu repliku.</text:p>
      <text:soft-page-break/>
      <text:p text:style-name="Základnítext">Z webových stránek Ústavního soudu lze zjistit, že<text:s/>věc je zařazena mezi plenární věci k projednání (<text:a xlink:href="https://www.usoud.cz/projednavane-plenarni-veci?tx_odroom%5Bdetail%5D=3829&amp;cHash=58e510bfa9bd13959c7ff2623468998f" office:target-frame-name="_top" xlink:show="replace"><text:span text:style-name="Hypertextovýodkaz">Pl. ÚS 30/21</text:span></text:a>), což znamená, že věc ještě nebyla Ústavním soudem projednána<text:s/>a rozhodnuta.</text:p>
      <text:p text:style-name="Základnítext">Žádné další informace o vývoji ve věci nemáme.</text:p>
      <text:p text:style-name="Základnítext">K bodu č. 2</text:p>
      <text:p text:style-name="Základnítext">Informaci, zda Ústavní soud či jiný subjekt uvažuje o změně daného ustanovení živnostenského zákona a povinnosti prokázání vzdělání rovněž u správců svěřenských fondů, Vám poskytnout<text:s/>nemohu, neboť takovou informaci nemám k dispozici.<text:s/></text:p>
      <text:p text:style-name="Základnítext">V návaznosti na výše uvedené Vám mohu sdělit toliko informaci vztahující se k postupu a názoru veřejného ochránce práv. Veřejný ochránce práv navrhl zrušení celého bodu 80 v přílohy č. 4 nařízení vlády č.<text:s/>278/2008 Sb., o obsahových náplních jednotlivých živností, ve znění pozdějších předpisů, neboť se domnívá, že takto vymezený obsah živnosti „Poskytování <text:s text:c="2"/>služeb <text:s text:c="2"/>pro právnické <text:s text:c="2"/>osoby <text:s text:c="2"/>a svěřenské <text:s text:c="2"/>fondy“ umožňuje neoprávněné poskytování právních služeb bez patřičných záruk pro klienty. Je proto rozporný s čl. 78 Ústavy, čl. 2 odst. 3 Ústavy, čl. 2 odst. 2 Listiny a čl. 37 odst. 2 Listiny.</text:p>
      <text:p text:style-name="Základnítext">V podrobnostech k právní argumentaci a názoru ochránce odkazuji na jeho vyjádření k Ústavnímu soudu (<text:a xlink:href="https://eso.ochrance.cz/Nalezene/Edit/9572" office:target-frame-name="_top" xlink:show="replace"><text:span text:style-name="Hypertextovýodkaz">zde</text:span></text:a>) a jeho repliku k vyjádření vlády ČR (<text:a xlink:href="https://eso.ochrance.cz/Nalezene/Edit/9814" office:target-frame-name="_top" xlink:show="replace"><text:span text:style-name="Hypertextovýodkaz">zde</text:span></text:a>). Pro úplnost dodávám, že oba materiály jsou dostupné též na webu<text:s/><text:a xlink:href="http://www.ochrance.cz" office:target-frame-name="_top" xlink:show="replace"><text:span text:style-name="Hypertextovýodkaz">www.ochrance.cz</text:span></text:a><text:s/>v aplikaci Evidence stanovisek ombudsmana (ESO).</text:p>
      <text:p text:style-name="Základnítext">S pozdravem</text:p>
      <text:p text:style-name="podpis"/>
      <text:p text:style-name="podpis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podpis"/>
      <text:p text:style-name="P21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4759*</text:span></text:p>
        <text:p text:style-name="P12"><text:span text:style-name="T13">KVOPX00C4759</text:span>KVOPX00C4759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2-04T10:20:00Z</meta:creation-date>
    <dc:date>2022-02-04T11:05:00Z</dc:date>
    <meta:print-date>2016-06-27T08:08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2" meta:paragraph-count="6" meta:word-count="460" meta:character-count="3173" meta:row-count="22" meta:non-whitespace-character-count="2719"/>
  </office:meta>
</office:document-meta>
</file>